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 style:family="paragraph" style:parent-style-name="Heading_20_2">
      <style:paragraph-properties fo:break-before="page"/>
    </style:style>
    <style:style style:name="P3" style:family="paragraph" style:parent-style-name="Heading_20_3">
      <style:text-properties officeooo:paragraph-rsid="001a350d"/>
    </style:style>
    <style:style style:name="P4" style:family="paragraph" style:parent-style-name="Preformatted_20_Text" style:list-style-name="L1"/>
    <style:style style:name="P5"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list-style-name="L1">
      <style:paragraph-properties fo:margin-left="0cm" fo:margin-right="0cm" fo:text-indent="0cm" style:auto-text-indent="false" style:writing-mode="lr-tb"/>
    </style:style>
    <style:style style:name="P7" style:family="paragraph" style:parent-style-name="Preformatted_20_Text" style:list-style-name="L1">
      <style:paragraph-properties fo:margin-top="0cm" fo:margin-bottom="0.499cm" style:contextual-spacing="false" style:writing-mode="lr-tb"/>
    </style:style>
    <style:style style:name="P8" style:family="paragraph" style:parent-style-name="Preformatted_20_Text" style:list-style-name="L2"/>
    <style:style style:name="P9"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10" style:family="paragraph" style:parent-style-name="Preformatted_20_Text" style:list-style-name="L5"/>
    <style:style style:name="P11" style:family="paragraph" style:parent-style-name="Preformatted_20_Text" style:list-style-name="L5">
      <style:paragraph-properties fo:margin-left="0cm" fo:margin-right="0cm" fo:margin-top="0cm" fo:margin-bottom="0.499cm" style:contextual-spacing="false" fo:text-indent="0cm" style:auto-text-indent="false" style:writing-mode="lr-tb"/>
    </style:style>
    <style:style style:name="P12" style:family="paragraph" style:parent-style-name="Preformatted_20_Text" style:list-style-name="L13"/>
    <style:style style:name="P13" style:family="paragraph" style:parent-style-name="Preformatted_20_Text" style:list-style-name="L13">
      <style:paragraph-properties style:writing-mode="lr-tb"/>
    </style:style>
    <style:style style:name="P14" style:family="paragraph" style:parent-style-name="Preformatted_20_Text" style:list-style-name="L13">
      <style:paragraph-properties fo:margin-top="0cm" fo:margin-bottom="0.499cm" style:contextual-spacing="false" style:writing-mode="lr-tb"/>
    </style:style>
    <style:style style:name="P15" style:family="paragraph" style:parent-style-name="Preformatted_20_Text" style:list-style-name="L13">
      <style:paragraph-properties fo:margin-left="0cm" fo:margin-right="0cm" fo:margin-top="0cm" fo:margin-bottom="0.499cm" style:contextual-spacing="false" fo:text-indent="0cm" style:auto-text-indent="false" style:writing-mode="lr-tb"/>
    </style:style>
    <style:style style:name="P16" style:family="paragraph" style:parent-style-name="Preformatted_20_Text" style:list-style-name="L13">
      <style:paragraph-properties fo:margin-left="0cm" fo:margin-right="0cm" fo:text-indent="0cm" style:auto-text-indent="false" style:writing-mode="lr-tb"/>
    </style:style>
    <style:style style:name="P17" style:family="paragraph" style:parent-style-name="Preformatted_20_Text" style:list-style-name="L14"/>
    <style:style style:name="P18" style:family="paragraph" style:parent-style-name="Preformatted_20_Text" style:list-style-name="L14">
      <style:paragraph-properties fo:margin-left="0cm" fo:margin-right="0cm" fo:margin-top="0cm" fo:margin-bottom="0.499cm" style:contextual-spacing="false" fo:text-indent="0cm" style:auto-text-indent="false" style:writing-mode="lr-tb"/>
    </style:style>
    <style:style style:name="P19" style:family="paragraph" style:parent-style-name="Preformatted_20_Text" style:list-style-name="L15"/>
    <style:style style:name="P20" style:family="paragraph" style:parent-style-name="Preformatted_20_Text" style:list-style-name="L15">
      <style:paragraph-properties style:writing-mode="lr-tb"/>
    </style:style>
    <style:style style:name="P21" style:family="paragraph" style:parent-style-name="Preformatted_20_Text" style:list-style-name="L15">
      <style:paragraph-properties fo:margin-top="0cm" fo:margin-bottom="0.499cm" style:contextual-spacing="false" style:writing-mode="lr-tb"/>
    </style:style>
    <style:style style:name="P22" style:family="paragraph" style:parent-style-name="Preformatted_20_Text" style:list-style-name="L15">
      <style:paragraph-properties fo:margin-left="0cm" fo:margin-right="0cm" fo:margin-top="0cm" fo:margin-bottom="0.499cm" style:contextual-spacing="false" fo:text-indent="0cm" style:auto-text-indent="false" style:writing-mode="lr-tb"/>
    </style:style>
    <style:style style:name="P23" style:family="paragraph" style:parent-style-name="Preformatted_20_Text" style:list-style-name="L15">
      <style:paragraph-properties fo:margin-left="0cm" fo:margin-right="0cm" fo:text-indent="0cm" style:auto-text-indent="false" style:writing-mode="lr-tb"/>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paragraph-properties fo:margin-top="0cm" fo:margin-bottom="0cm" style:contextual-spacing="false"/>
    </style:style>
    <style:style style:name="P34" style:family="paragraph" style:parent-style-name="Text_20_body">
      <style:paragraph-properties fo:margin-top="0cm" fo:margin-bottom="0cm" style:contextual-spacing="false"/>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list-style-name="L8"/>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paragraph-properties fo:margin-top="0cm" fo:margin-bottom="0cm" style:contextual-spacing="false"/>
      <style:text-properties officeooo:paragraph-rsid="001a5eac"/>
    </style:style>
    <style:style style:name="P40" style:family="paragraph" style:parent-style-name="Text_20_body" style:list-style-name="L9"/>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style style:name="P43" style:family="paragraph" style:parent-style-name="Text_20_body" style:list-style-name="L10">
      <style:paragraph-properties fo:margin-top="0cm" fo:margin-bottom="0cm" style:contextual-spacing="false"/>
    </style:style>
    <style:style style:name="P44" style:family="paragraph" style:parent-style-name="Text_20_body" style:list-style-name="L11"/>
    <style:style style:name="P45" style:family="paragraph" style:parent-style-name="Text_20_body" style:list-style-name="L11">
      <style:paragraph-properties fo:margin-top="0cm" fo:margin-bottom="0cm" style:contextual-spacing="false"/>
    </style:style>
    <style:style style:name="P46" style:family="paragraph" style:parent-style-name="Text_20_body" style:list-style-name="L12"/>
    <style:style style:name="P47" style:family="paragraph" style:parent-style-name="Text_20_body" style:list-style-name="L12">
      <style:paragraph-properties fo:margin-top="0cm" fo:margin-bottom="0cm" style:contextual-spacing="false"/>
    </style:style>
    <style:style style:name="P48" style:family="paragraph" style:parent-style-name="Text_20_body" style:list-style-name="L13"/>
    <style:style style:name="P49" style:family="paragraph" style:parent-style-name="Text_20_body" style:list-style-name="L13">
      <style:paragraph-properties fo:margin-top="0cm" fo:margin-bottom="0cm" style:contextual-spacing="false"/>
    </style:style>
    <style:style style:name="P50" style:family="paragraph" style:parent-style-name="Text_20_body" style:list-style-name="L14"/>
    <style:style style:name="P51" style:family="paragraph" style:parent-style-name="Text_20_body" style:list-style-name="L14">
      <style:paragraph-properties fo:margin-top="0cm" fo:margin-bottom="0cm" style:contextual-spacing="false"/>
    </style:style>
    <style:style style:name="P52" style:family="paragraph" style:parent-style-name="Text_20_body" style:list-style-name="L15"/>
    <style:style style:name="P53" style:family="paragraph" style:parent-style-name="Text_20_body" style:list-style-name="L15">
      <style:paragraph-properties fo:margin-top="0cm" fo:margin-bottom="0cm" style:contextual-spacing="false"/>
    </style:style>
    <style:style style:name="P54" style:family="paragraph" style:parent-style-name="Text_20_body" style:list-style-name="L16"/>
    <style:style style:name="P55" style:family="paragraph" style:parent-style-name="Text_20_body" style:list-style-name="L16">
      <style:paragraph-properties fo:margin-top="0cm" fo:margin-bottom="0cm" style:contextual-spacing="false"/>
    </style:style>
    <style:style style:name="P56" style:family="paragraph" style:parent-style-name="Title">
      <style:text-properties officeooo:paragraph-rsid="001aacab"/>
    </style:style>
    <style:style style:name="T1" style:family="text">
      <style:text-properties officeooo:rsid="0016327e"/>
    </style:style>
    <style:style style:name="T2" style:family="text">
      <style:text-properties officeooo:rsid="001959bb"/>
    </style:style>
    <style:style style:name="T3" style:family="text">
      <style:text-properties officeooo:rsid="001a350d"/>
    </style:style>
    <style:style style:name="T4" style:family="text">
      <style:text-properties officeooo:rsid="001aaca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MODULO <text:span text:style-name="T1">2</text:span> – </text:p>
      <text:p text:style-name="P56"><text:span text:style-name="T4">Arranque Nativo VHD</text:span></text:p>
      <text:p text:style-name="Text_20_body"/>
      <text:p text:style-name="Text_20_body">El <text:span text:style-name="Strong_20_Emphasis">arranque nativo de VHD</text:span> (Virtual Hard Disk) en Windows es una funcionalidad que permite usar un archivo VHD o VHDX, que normalmente se utiliza con máquinas virtuales, como si fuera un disco físico en un sistema operativo físico (host). En este caso, puedes configurar un archivo VHD como el sistema operativo de arranque en una computadora física sin necesidad de una máquina virtual.</text:p>
      <text:h text:style-name="Heading_20_3" text:outline-level="3">Características principales del arranque nativo VHD</text:h>
      <text:list text:style-name="L9">
        <text:list-item>
          <text:p text:style-name="P41"><text:span text:style-name="Strong_20_Emphasis">Uso directo del hardware</text:span>: Cuando se arranca desde un VHD, el sistema operativo tiene acceso directo al hardware del dispositivo, lo que elimina la necesidad de virtualización y mejora el rendimiento.</text:p>
        </text:list-item>
        <text:list-item>
          <text:p text:style-name="P41"><text:span text:style-name="Strong_20_Emphasis">Soporte de sistemas operativos Windows</text:span>: Es compatible con versiones de Windows como Windows 10, Windows 11, Windows Server 2012 y versiones posteriores.</text:p>
        </text:list-item>
        <text:list-item>
          <text:p text:style-name="P40"><text:span text:style-name="Strong_20_Emphasis">No requiere particiones adicionales</text:span>: Puedes almacenar el archivo VHD en un disco físico existente (por ejemplo, en una partición de datos) sin tener que modificar la estructura del disco.</text:p>
        </text:list-item>
      </text:list>
      <text:h text:style-name="Heading_20_3" text:outline-level="3">Ventajas</text:h>
      <text:list text:style-name="L10">
        <text:list-item>
          <text:p text:style-name="P43"><text:span text:style-name="Strong_20_Emphasis">Entornos aislados</text:span>: Es útil para probar diferentes configuraciones o sistemas operativos sin alterar el sistema principal.</text:p>
        </text:list-item>
        <text:list-item>
          <text:p text:style-name="P43"><text:span text:style-name="Strong_20_Emphasis">Portabilidad</text:span>: Un archivo VHD puede copiarse a otro sistema para replicar configuraciones.</text:p>
        </text:list-item>
        <text:list-item>
          <text:p text:style-name="P42"><text:span text:style-name="Strong_20_Emphasis">Fácil de configurar</text:span>: No requiere particiones adicionales, solo necesitas un archivo VHD con un sistema operativo instalado.</text:p>
        </text:list-item>
      </text:list>
      <text:h text:style-name="Heading_20_3" text:outline-level="3">Limitaciones</text:h>
      <text:list text:style-name="L11">
        <text:list-item>
          <text:p text:style-name="P45"><text:span text:style-name="Strong_20_Emphasis">Espacio limitado</text:span>: El tamaño del VHD está restringido por el tamaño del disco donde se almacena.</text:p>
        </text:list-item>
        <text:list-item>
          <text:p text:style-name="P45"><text:span text:style-name="Strong_20_Emphasis">No soporta hibernación</text:span>: El arranque nativo VHD no permite el uso del modo de hibernación.</text:p>
        </text:list-item>
        <text:list-item>
          <text:p text:style-name="P44"><text:span text:style-name="Strong_20_Emphasis">Compatibilidad</text:span>: Aunque se tiene acceso al hardware físico, algunas funciones avanzadas pueden no estar disponibles dependiendo del controlador utilizado.</text:p>
        </text:list-item>
      </text:list>
      <text:h text:style-name="Heading_20_3" text:outline-level="3">¿Cómo configurarlo?</text:h>
      <text:list text:style-name="L12">
        <text:list-item>
          <text:p text:style-name="P46"><text:span text:style-name="Strong_20_Emphasis">Crear el archivo VHD</text:span>:</text:p>
          <text:list>
            <text:list-item>
              <text:p text:style-name="P47">Usa herramientas como el <text:span text:style-name="Strong_20_Emphasis">Administrador de discos</text:span> en Windows o comandos de PowerShell.</text:p>
            </text:list-item>
            <text:list-item>
              <text:p text:style-name="P47">Asigna el tamaño y formato (VHD o VHDX).</text:p>
            </text:list-item>
          </text:list>
        </text:list-item>
        <text:list-item>
          <text:p text:style-name="P46"><text:soft-page-break/><text:span text:style-name="Strong_20_Emphasis">Instalar el sistema operativo</text:span>:</text:p>
          <text:list>
            <text:list-item>
              <text:p text:style-name="P47">Monta el archivo VHD como un disco.</text:p>
            </text:list-item>
            <text:list-item>
              <text:p text:style-name="P47">Usa herramientas como <text:span text:style-name="Strong_20_Emphasis">DISM</text:span> o instala directamente un sistema operativo Windows en el VHD.</text:p>
            </text:list-item>
          </text:list>
        </text:list-item>
        <text:list-item>
          <text:p text:style-name="P46"><text:span text:style-name="Strong_20_Emphasis">Agregar al cargador de arranque (boot loader)</text:span>:</text:p>
          <text:list>
            <text:list-item>
              <text:p text:style-name="P47">Configura el archivo VHD como opción de arranque usando el comando <text:span text:style-name="Source_20_Text">bcdedit</text:span>.</text:p>
            </text:list-item>
          </text:list>
        </text:list-item>
        <text:list-item>
          <text:p text:style-name="P46"><text:span text:style-name="Strong_20_Emphasis">Reinicia y selecciona el VHD</text:span>:</text:p>
          <text:list>
            <text:list-item>
              <text:p text:style-name="P46">En el menú de arranque, elige el VHD para iniciar el sistema.</text:p>
            </text:list-item>
          </text:list>
        </text:list-item>
      </text:list>
      <text:p text:style-name="Text_20_body">Esto es ideal para desarrolladores, administradores de sistemas o usuarios avanzados que necesitan probar entornos de trabajo específicos sin alterar la configuración base del sistema.</text:p>
      <text:p text:style-name="Text_20_body"/>
      <text:h text:style-name="Heading_20_3" text:outline-level="3">Configurar el arranque nativo de VHD en Windows: Guía paso a paso</text:h>
      <text:p text:style-name="Text_20_body">A continuación, detallo cómo configurar un arranque nativo desde un archivo VHD o VHDX. Este proceso incluye la creación del archivo VHD, la instalación de un sistema operativo compatible y su integración al cargador de arranque (boot loader). <text:span text:style-name="Strong_20_Emphasis">Nota:</text:span> Debes tener privilegios de administrador para completar los pasos.</text:p>
      <text:p text:style-name="Horizontal_20_Line"/>
      <text:h text:style-name="Heading_20_3" text:outline-level="3"><text:span text:style-name="Strong_20_Emphasis">Paso 1: Crear el archivo VHD o VHDX</text:span></text:h>
      <text:p text:style-name="Text_20_body">Un archivo VHD es un contenedor que actúa como un disco virtual. En este paso, lo crearemos y configuraremos.</text:p>
      <text:h text:style-name="Heading_20_4" text:outline-level="4"><text:span text:style-name="Strong_20_Emphasis">Comandos</text:span> (PowerShell):</text:h>
      <text:list text:style-name="L13">
        <text:list-item>
          <text:p text:style-name="P48">Abre PowerShell como administrador.</text:p>
        </text:list-item>
        <text:list-item>
          <text:p text:style-name="P48">Crea el archivo VHD:</text:p>
          <text:p text:style-name="P12"/>
          <text:p text:style-name="P15"><text:span text:style-name="Source_20_Text">New-VHD -Path "C:\VHDs\Windows10.vhdx" -SizeBytes 50GB -Dynamic</text:span></text:p>
          <text:list>
            <text:list-item>
              <text:p text:style-name="P49"><text:span text:style-name="Strong_20_Emphasis"><text:span text:style-name="Source_20_Text">-Path</text:span></text:span>: Ruta donde se almacenará el archivo VHDX.</text:p>
            </text:list-item>
            <text:list-item>
              <text:p text:style-name="P49"><text:span text:style-name="Strong_20_Emphasis"><text:span text:style-name="Source_20_Text">-SizeBytes</text:span></text:span>: Tamaño del disco virtual (ajústalo según tus necesidades).</text:p>
            </text:list-item>
            <text:list-item>
              <text:p text:style-name="P49"><text:span text:style-name="Strong_20_Emphasis"><text:span text:style-name="Source_20_Text">-Dynamic</text:span></text:span>: Hace que el archivo crezca dinámicamente en lugar de ocupar todo el tamaño al crearlo.</text:p>
            </text:list-item>
          </text:list>
        </text:list-item>
        <text:list-item>
          <text:p text:style-name="P48">Monta el disco virtual:</text:p>
          <text:p text:style-name="P12"/>
          <text:p text:style-name="P15"><text:span text:style-name="Source_20_Text">Mount-VHD -Path "C:\VHDs\Windows10.vhdx"</text:span></text:p>
        </text:list-item>
        <text:list-item>
          <text:p text:style-name="P48">Inicializa y particiona el disco:</text:p>
          <text:p text:style-name="P12"/>
          <text:p text:style-name="P16"><text:span text:style-name="Source_20_Text">Initialize-Disk -Number (Get-VHD -Path "C:\VHDs\Windows10.vhdx").DiskNumber</text:span></text:p>
          <text:p text:style-name="P13"><text:span text:style-name="Source_20_Text">New-Partition -DiskNumber (Get-VHD -Path "C:\VHDs\Windows10.vhdx").DiskNumber -UseMaximumSize -AssignDriveLetter</text:span></text:p>
          <text:p text:style-name="P14"><text:soft-page-break/><text:span text:style-name="Source_20_Text">Format-Volume -DriveLetter X -FileSystem NTFS -NewFileSystemLabel "VHD_Drive"</text:span></text:p>
          <text:list>
            <text:list-item>
              <text:p text:style-name="P48">Aquí asignamos una letra de unidad y formateamos el disco con el sistema de archivos NTFS.</text:p>
            </text:list-item>
          </text:list>
        </text:list-item>
      </text:list>
      <text:p text:style-name="Horizontal_20_Line"/>
      <text:h text:style-name="Heading_20_3" text:outline-level="3"><text:span text:style-name="Strong_20_Emphasis">Paso 2: Instalar el sistema operativo en el VHD</text:span></text:h>
      <text:h text:style-name="Heading_20_4" text:outline-level="4"><text:span text:style-name="Strong_20_Emphasis">Método 1: Usar DISM</text:span></text:h>
      <text:list text:style-name="L14">
        <text:list-item>
          <text:p text:style-name="P50">Monta el archivo ISO del sistema operativo (haz clic derecho sobre el archivo y selecciona "Montar").</text:p>
        </text:list-item>
        <text:list-item>
          <text:p text:style-name="P50">Usa DISM para aplicar la imagen:</text:p>
          <text:p text:style-name="P17"/>
          <text:p text:style-name="P18"><text:span text:style-name="Source_20_Text">dism /Apply-Image /ImageFile:D:\sources\install.wim /Index:1 /ApplyDir:X:\</text:span></text:p>
          <text:list>
            <text:list-item>
              <text:p text:style-name="P51"><text:span text:style-name="Strong_20_Emphasis"><text:span text:style-name="Source_20_Text">/ImageFile</text:span></text:span>: Ruta al archivo <text:span text:style-name="Source_20_Text">install.wim</text:span> dentro del ISO montado.</text:p>
            </text:list-item>
            <text:list-item>
              <text:p text:style-name="P51"><text:span text:style-name="Strong_20_Emphasis"><text:span text:style-name="Source_20_Text">/Index</text:span></text:span>: Indica qué versión de Windows deseas instalar.</text:p>
            </text:list-item>
            <text:list-item>
              <text:p text:style-name="P51"><text:span text:style-name="Strong_20_Emphasis"><text:span text:style-name="Source_20_Text">/ApplyDir</text:span></text:span>: Ruta al disco virtual (X:\ en este ejemplo).</text:p>
            </text:list-item>
          </text:list>
        </text:list-item>
        <text:list-item>
          <text:p text:style-name="P50">Copia los archivos del gestor de arranque:</text:p>
          <text:p text:style-name="P17"/>
          <text:p text:style-name="P18"><text:span text:style-name="Source_20_Text">bcdboot X:\Windows</text:span></text:p>
        </text:list-item>
      </text:list>
      <text:h text:style-name="Heading_20_4" text:outline-level="4"><text:span text:style-name="Strong_20_Emphasis">Método 2: Instalación directa</text:span></text:h>
      <text:p text:style-name="Text_20_body">Si prefieres, puedes arrancar desde el ISO e instalar Windows seleccionando el disco virtual como destino.</text:p>
      <text:p text:style-name="Horizontal_20_Line"/>
      <text:h text:style-name="Heading_20_3" text:outline-level="3"><text:span text:style-name="Strong_20_Emphasis">Paso 3: Agregar el VHD al cargador de arranque</text:span></text:h>
      <text:p text:style-name="Text_20_body">Una vez que el sistema operativo esté instalado en el VHD, debemos agregarlo al cargador de arranque.</text:p>
      <text:list text:style-name="L15">
        <text:list-item>
          <text:p text:style-name="P52">Obtén el identificador del VHD:</text:p>
          <text:p text:style-name="P19"/>
          <text:p text:style-name="P22"><text:span text:style-name="Source_20_Text">Get-VHD -Path "C:\VHDs\Windows10.vhdx"</text:span></text:p>
          <text:p text:style-name="P52">Nota el número de disco para futuras referencias.</text:p>
        </text:list-item>
        <text:list-item>
          <text:p text:style-name="P52">Agrega una entrada al gestor de arranque (BCDEDIT):</text:p>
          <text:p text:style-name="P19"/>
          <text:p text:style-name="P22"><text:span text:style-name="Source_20_Text">bcdedit /copy {current} /d "Windows 10 VHD"</text:span></text:p>
          <text:list>
            <text:list-item>
              <text:p text:style-name="P53"><text:span text:style-name="Strong_20_Emphasis"><text:span text:style-name="Source_20_Text">{current}</text:span></text:span>: Copia la configuración del sistema operativo actual.</text:p>
            </text:list-item>
            <text:list-item>
              <text:p text:style-name="P52"><text:span text:style-name="Strong_20_Emphasis"><text:span text:style-name="Source_20_Text">/d</text:span></text:span>: Nombre visible para esta entrada en el menú de arranque.</text:p>
            </text:list-item>
          </text:list>
          <text:p text:style-name="P52"><text:soft-page-break/>Esto devolverá un identificador único, algo como <text:span text:style-name="Source_20_Text">{XXXXXXXX-XXXX-XXXX-XXXX-XXXXXXXXXXXX}</text:span>. Guárdalo.</text:p>
        </text:list-item>
        <text:list-item>
          <text:p text:style-name="P52">Configura el VHD como disco de arranque:</text:p>
          <text:p text:style-name="P19"/>
          <text:p text:style-name="P23"><text:span text:style-name="Source_20_Text">bcdedit /set {XXXXXXXX-XXXX-XXXX-XXXX-XXXXXXXXXXXX} device vhd=[C:]\VHDs\Windows10.vhdx</text:span></text:p>
          <text:p text:style-name="P20"><text:span text:style-name="Source_20_Text">bcdedit /set {XXXXXXXX-XXXX-XXXX-XXXX-XXXXXXXXXXXX} osdevice vhd=[C:]\VHDs\Windows10.vhdx</text:span></text:p>
          <text:p text:style-name="P21"><text:span text:style-name="Source_20_Text">bcdedit /set {XXXXXXXX-XXXX-XXXX-XXXX-XXXXXXXXXXXX} detecthal on</text:span></text:p>
          <text:list>
            <text:list-item>
              <text:p text:style-name="P53"><text:span text:style-name="Strong_20_Emphasis"><text:span text:style-name="Source_20_Text">vhd=[C:]</text:span></text:span>: Ruta completa al archivo VHD.</text:p>
            </text:list-item>
            <text:list-item>
              <text:p text:style-name="P52"><text:span text:style-name="Strong_20_Emphasis"><text:span text:style-name="Source_20_Text">detecthal on</text:span></text:span>: Permite detectar automáticamente la capa de abstracción de hardware.</text:p>
            </text:list-item>
          </text:list>
        </text:list-item>
      </text:list>
      <text:p text:style-name="Horizontal_20_Line"/>
      <text:h text:style-name="Heading_20_3" text:outline-level="3"><text:span text:style-name="Strong_20_Emphasis">Paso 4: Probar y arrancar desde el VHD</text:span></text:h>
      <text:list text:style-name="L16">
        <text:list-item>
          <text:p text:style-name="P55">Reinicia el sistema.</text:p>
        </text:list-item>
        <text:list-item>
          <text:p text:style-name="P55">En el menú de arranque, selecciona la opción correspondiente al VHD.</text:p>
        </text:list-item>
        <text:list-item>
          <text:p text:style-name="P54">Windows arrancará desde el disco virtual con acceso completo al hardwar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24T17:49:52.087465193</dc:date>
    <meta:editing-duration>PT2H56M21S</meta:editing-duration>
    <meta:editing-cycles>13</meta:editing-cycles>
    <meta:generator>LibreOffice/24.2.2.2$Linux_X86_64 LibreOffice_project/d56cc158d8a96260b836f100ef4b4ef25d6f1a01</meta:generator>
    <meta:print-date>2024-11-24T17:03:54.392528923</meta:print-date>
    <meta:printed-by>Archivos PDF</meta:printed-by>
    <meta:document-statistic meta:table-count="0" meta:image-count="0" meta:object-count="0" meta:page-count="4" meta:paragraph-count="77" meta:word-count="845" meta:character-count="5621" meta:non-whitespace-character-count="4894"/>
  </office:meta>
</office:document-meta>
</file>